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6a732"/>
    </style:style>
    <style:style style:name="P2" style:family="paragraph" style:parent-style-name="Heading_20_2">
      <style:text-properties officeooo:rsid="0016a732" officeooo:paragraph-rsid="0016a732"/>
    </style:style>
    <style:style style:name="P3" style:family="paragraph" style:parent-style-name="Standard" style:list-style-name="L2">
      <style:text-properties officeooo:rsid="0016a732" officeooo:paragraph-rsid="0016a732"/>
    </style:style>
    <style:style style:name="P4" style:family="paragraph" style:parent-style-name="Standard" style:list-style-name="L2">
      <style:text-properties officeooo:paragraph-rsid="0016a732"/>
    </style:style>
    <style:style style:name="P5" style:family="paragraph" style:parent-style-name="Heading_20_2">
      <style:text-properties officeooo:paragraph-rsid="0016a732"/>
    </style:style>
    <style:style style:name="P6" style:family="paragraph" style:parent-style-name="Standard">
      <style:text-properties officeooo:paragraph-rsid="0016a732"/>
    </style:style>
    <style:style style:name="T1" style:family="text">
      <style:text-properties officeooo:rsid="0016a7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a732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droj: <text:a xlink:type="simple" xlink:href="https://www.cybok.org/media/downloads/Risk_Management_Governance_v1.1.1.pdf" text:style-name="Internet_20_link" text:visited-style-name="Visited_20_Internet_20_Link">https://www.cybok.org/media/downloads/Risk_Management_Governance_v1.1.1.pdf</text:a></text:p>
      <text:p text:style-name="Standard"/>
      <text:list text:style-name="L1">
        <text:list-item>
          <text:p text:style-name="P1">dve perspektívy riadenia rizík: component-driven a system-driven</text:p>
        </text:list-item>
        <text:list-item>
          <text:p text:style-name="P1"><text:span text:style-name="T1">j</text:span>edna doplňujú druhú</text:p>
        </text:list-item>
        <text:list-item>
          <text:p text:style-name="P1">výzva je v tom, ako pracovať s oboma perspektívami a vytvoriť reprezentáciu rizík a súvisiacej politiky riadenia rizík prijateľnej oboma stranami</text:p>
        </text:list-item>
      </text:list>
      <text:p text:style-name="Standard"/>
      <text:h text:style-name="P2" text:outline-level="2">component driven</text:h>
      <text:list xml:id="list1573205271" text:style-name="L2">
        <text:list-item>
          <text:p text:style-name="P3"><text:span text:style-name="T2">pohľad</text:span> zdola nahor</text:p>
        </text:list-item>
        <text:list-item>
          <text:p text:style-name="P3"><text:span text:style-name="T2">perspektíva cez</text:span> komponenty</text:p>
        </text:list-item>
        <text:list-item>
          <text:p text:style-name="P4"><text:span text:style-name="T3">zameriava sa na</text:span><text:span text:style-name="T1"> špecifické riziká individuálnych komponentov (sw, hw, dáta, personál a pod.)</text:span></text:p>
        </text:list-item>
        <text:list-item>
          <text:p text:style-name="P4"><text:span text:style-name="T1">zameriava sa na nižší level, konkrétne komponenty</text:span></text:p>
        </text:list-item>
        <text:list-item>
          <text:p text:style-name="P4">komplexita každého komponentu je dobre chápaná</text:p>
        </text:list-item>
        <text:list-item>
          <text:p text:style-name="P4">dôležité pre operačných zamestnancov</text:p>
        </text:list-item>
        <text:list-item>
          <text:p text:style-name="P4">berie ohľad na schopnosť a funkcionalitu potrebnú na dosiahnutie hlavných cieľov</text:p>
        </text:list-item>
        <text:list-item>
          <text:p text:style-name="P4">na takejto nízkej úrovni určenie rizika artefaktov z reálneho sveta (hw,sw,data,staff) zohľadňuje to, ako môžu byť ovplyvnené nepriaznivými akciami alebo udalosťami</text:p>
          <text:p text:style-name="P4"/>
        </text:list-item>
      </text:list>
      <text:h text:style-name="P5" text:outline-level="2">system-driven</text:h>
      <text:list text:continue-numbering="true" text:style-name="L2">
        <text:list-item>
          <text:p text:style-name="P3"><text:span text:style-name="T2">pohľad</text:span> zhora nadol</text:p>
        </text:list-item>
        <text:list-item>
          <text:p text:style-name="P3"><text:span text:style-name="T2">perspektíva cez</text:span> celý systém</text:p>
        </text:list-item>
        <text:list-item>
          <text:p text:style-name="P3"><text:span text:style-name="T2">zameriava sa na</text:span> ciele celého systému a jeho podsystémov</text:p>
        </text:list-item>
        <text:list-item>
          <text:p text:style-name="P3">pomáha lepšie pochopiť zložitosť medzi subkomponentami a ich komponentami</text:p>
        </text:list-item>
        <text:list-item>
          <text:p text:style-name="P3">dobrá na diskusiu pred rozhodnutiami a implementáciami fyzických funkcii</text:p>
        </text:list-item>
        <text:list-item>
          <text:p text:style-name="P3">dôležité pre vyšší manažment, kde prijímajú strategické rozhodnutia</text:p>
        </text:list-item>
        <text:list-item>
          <text:p text:style-name="P3">môžu to byť ľudia, technológia a organizačné procesy, kde vzájomná interakcia a závislosť je netriviálna</text:p>
        </text:list-item>
        <text:list-item>
          <text:p text:style-name="P3">potrebný iba tam, kde komplexita naozaj existuje</text:p>
        </text:list-item>
        <text:list-item>
          <text:p text:style-name="P3">ak sú interakcie a závislostí jasné a máme menej komplexný systém, tak postačí component-driven, lebo system-driven si môže vyžadovať viac zdrojov)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0:57:13.559292566</meta:creation-date>
    <dc:date>2026-02-08T21:06:40.760289711</dc:date>
    <meta:editing-duration>PT9M27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24" meta:word-count="210" meta:character-count="1483" meta:non-whitespace-character-count="1317"/>
  </office:meta>
</office:document-meta>
</file>